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7d2af" officeooo:paragraph-rsid="0006b2e9"/>
    </style:style>
    <style:style style:name="P2" style:family="paragraph" style:parent-style-name="Standard">
      <style:text-properties officeooo:rsid="00233ee2" officeooo:paragraph-rsid="0006b2e9"/>
    </style:style>
    <style:style style:name="P3" style:family="paragraph" style:parent-style-name="Standard">
      <style:text-properties officeooo:rsid="00247c6c" officeooo:paragraph-rsid="0006b2e9"/>
    </style:style>
    <style:style style:name="P4" style:family="paragraph" style:parent-style-name="Standard">
      <style:text-properties officeooo:rsid="003cedb1" officeooo:paragraph-rsid="0006b2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mastering-microcontroller-driver-dev/" text:style-name="Internet_20_link" text:visited-style-name="Visited_20_Internet_20_Link">https://coderprog.com/mastering-microcontroller-driver-dev/</text:a></text:p>
      <text:p text:style-name="P3"><text:a xlink:type="simple" xlink:href="https://coderprog.com/intermediate-bot-framework-developers/" text:style-name="Internet_20_link" text:visited-style-name="Visited_20_Internet_20_Link"/></text:p>
      <text:p text:style-name="P3"><text:a xlink:type="simple" xlink:href="https://coderprog.com/intermediate-bot-framework-developers/" text:style-name="Internet_20_link" text:visited-style-name="Visited_20_Internet_20_Link">https://coderprog.com/intermediate-bot-framework-developers/</text:a></text:p>
      <text:p text:style-name="P4"><text:a xlink:type="simple" xlink:href="https://coderprog.com/tech-explorations-arduino-guide/" text:style-name="Internet_20_link" text:visited-style-name="Visited_20_Internet_20_Link"/></text:p>
      <text:p text:style-name="P4"><text:a xlink:type="simple" xlink:href="https://coderprog.com/tech-explorations-arduino-guide/" text:style-name="Internet_20_link" text:visited-style-name="Visited_20_Internet_20_Link">https://coderprog.com/tech-explorations-arduino-guide/</text:a></text:p>
      <text:p text:style-name="P1"><text:a xlink:type="simple" xlink:href="https://coderprog.com/complete-guide-build-iot-things/" text:style-name="Internet_20_link" text:visited-style-name="Visited_20_Internet_20_Link"/></text:p>
      <text:p text:style-name="P1"><text:a xlink:type="simple" xlink:href="https://coderprog.com/complete-guide-build-iot-things/" text:style-name="Internet_20_link" text:visited-style-name="Visited_20_Internet_20_Link">https://coderprog.com/complete-guide-build-iot-thing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5:08.574385791</meta:creation-date>
    <meta:generator>LibreOffice/5.1.6.2$Linux_X86_64 LibreOffice_project/10m0$Build-2</meta:generator>
    <dc:date>2018-05-01T16:01:54.705242449</dc:date>
    <meta:editing-duration>PT13S</meta:editing-duration>
    <meta:editing-cycles>2</meta:editing-cycles>
    <meta:document-statistic meta:table-count="0" meta:image-count="0" meta:object-count="0" meta:page-count="1" meta:paragraph-count="4" meta:word-count="4" meta:character-count="227" meta:non-whitespace-character-count="227"/>
  </office:meta>
</office:document-meta>
</file>